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c85" officeooo:paragraph-rsid="0003dc85"/>
    </style:style>
    <style:style style:name="P2" style:family="paragraph" style:parent-style-name="Standard">
      <style:text-properties officeooo:rsid="000a86c7" officeooo:paragraph-rsid="000a86c7"/>
    </style:style>
    <style:style style:name="P3" style:family="paragraph" style:parent-style-name="Standard">
      <style:text-properties officeooo:rsid="001197be" officeooo:paragraph-rsid="001197be"/>
    </style:style>
    <style:style style:name="P4" style:family="paragraph" style:parent-style-name="Standard">
      <style:text-properties officeooo:rsid="000f82b8" officeooo:paragraph-rsid="000f82b8"/>
    </style:style>
    <style:style style:name="P5" style:family="paragraph" style:parent-style-name="Standard">
      <style:text-properties officeooo:rsid="0016671e" officeooo:paragraph-rsid="0016671e"/>
    </style:style>
    <style:style style:name="P6" style:family="paragraph" style:parent-style-name="Standard">
      <style:text-properties officeooo:rsid="00196687" officeooo:paragraph-rsid="00196687"/>
    </style:style>
    <style:style style:name="P7" style:family="paragraph" style:parent-style-name="Standard">
      <style:text-properties officeooo:rsid="001ae345" officeooo:paragraph-rsid="001ae345"/>
    </style:style>
    <style:style style:name="P8" style:family="paragraph" style:parent-style-name="Standard">
      <style:text-properties officeooo:rsid="001c040b" officeooo:paragraph-rsid="001c040b"/>
    </style:style>
    <style:style style:name="P9" style:family="paragraph" style:parent-style-name="Standard">
      <style:text-properties officeooo:rsid="001ceb68" officeooo:paragraph-rsid="001ceb68"/>
    </style:style>
    <style:style style:name="P10" style:family="paragraph" style:parent-style-name="Standard">
      <style:text-properties officeooo:rsid="001ed63a" officeooo:paragraph-rsid="001ed63a"/>
    </style:style>
    <style:style style:name="P11" style:family="paragraph" style:parent-style-name="Standard">
      <style:text-properties officeooo:rsid="001ed63a" officeooo:paragraph-rsid="0026c3b3"/>
    </style:style>
    <style:style style:name="P12" style:family="paragraph" style:parent-style-name="Standard">
      <style:text-properties officeooo:rsid="00289ca7" officeooo:paragraph-rsid="00289ca7"/>
    </style:style>
    <style:style style:name="P13" style:family="paragraph" style:parent-style-name="Standard">
      <style:text-properties officeooo:rsid="00289ca7" officeooo:paragraph-rsid="002b8557"/>
    </style:style>
    <style:style style:name="P14" style:family="paragraph" style:parent-style-name="Standard">
      <style:text-properties officeooo:paragraph-rsid="002b8557"/>
    </style:style>
    <style:style style:name="P15" style:family="paragraph" style:parent-style-name="Standard">
      <style:text-properties officeooo:rsid="0040fca0" officeooo:paragraph-rsid="0040fca0"/>
    </style:style>
    <style:style style:name="P16" style:family="paragraph" style:parent-style-name="Standard">
      <style:text-properties officeooo:rsid="00425f58" officeooo:paragraph-rsid="00425f58"/>
    </style:style>
    <style:style style:name="P17" style:family="paragraph" style:parent-style-name="Standard">
      <style:text-properties officeooo:rsid="0045cfd2" officeooo:paragraph-rsid="0045cfd2"/>
    </style:style>
    <style:style style:name="P18" style:family="paragraph" style:parent-style-name="Standard" style:list-style-name="L1">
      <style:text-properties officeooo:rsid="001197be" officeooo:paragraph-rsid="001197be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officeooo:rsid="0003dc85" officeooo:paragraph-rsid="0003dc85"/>
    </style:style>
    <style:style style:name="P21" style:family="paragraph" style:parent-style-name="Standard" style:list-style-name="L2">
      <style:text-properties officeooo:rsid="0008a1ae" officeooo:paragraph-rsid="0008a1ae"/>
    </style:style>
    <style:style style:name="P22" style:family="paragraph" style:parent-style-name="Standard" style:list-style-name="L2">
      <style:text-properties officeooo:rsid="000e26b4" officeooo:paragraph-rsid="000e26b4"/>
    </style:style>
    <style:style style:name="P23" style:family="paragraph" style:parent-style-name="Standard" style:list-style-name="L3">
      <style:text-properties officeooo:rsid="000e26b4" officeooo:paragraph-rsid="000e26b4"/>
    </style:style>
    <style:style style:name="P24" style:family="paragraph" style:parent-style-name="Standard" style:list-style-name="L2">
      <style:text-properties officeooo:rsid="00059347" officeooo:paragraph-rsid="00059347"/>
    </style:style>
    <style:style style:name="P25" style:family="paragraph" style:parent-style-name="Standard" style:list-style-name="L2">
      <style:text-properties officeooo:rsid="000a86c7" officeooo:paragraph-rsid="000a86c7"/>
    </style:style>
    <style:style style:name="P26" style:family="paragraph" style:parent-style-name="Standard" style:list-style-name="L2">
      <style:text-properties officeooo:rsid="000ddd68" officeooo:paragraph-rsid="000ddd68"/>
    </style:style>
    <style:style style:name="P27" style:family="paragraph" style:parent-style-name="Standard" style:list-style-name="L3">
      <style:text-properties officeooo:rsid="000ddd68" officeooo:paragraph-rsid="000ddd68"/>
    </style:style>
    <style:style style:name="P28" style:family="paragraph" style:parent-style-name="Standard" style:list-style-name="L3">
      <style:text-properties officeooo:rsid="00133ab9" officeooo:paragraph-rsid="00133ab9"/>
    </style:style>
    <style:style style:name="P29" style:family="paragraph" style:parent-style-name="Standard" style:list-style-name="L3">
      <style:text-properties officeooo:rsid="0014e715" officeooo:paragraph-rsid="0014e715"/>
    </style:style>
    <style:style style:name="P30" style:family="paragraph" style:parent-style-name="Standard" style:list-style-name="L3">
      <style:text-properties officeooo:rsid="000f82b8" officeooo:paragraph-rsid="000f82b8"/>
    </style:style>
    <style:style style:name="P31" style:family="paragraph" style:parent-style-name="Standard" style:list-style-name="L3">
      <style:text-properties officeooo:rsid="001ed63a" officeooo:paragraph-rsid="001ed63a"/>
    </style:style>
    <style:style style:name="P32" style:family="paragraph" style:parent-style-name="Standard" style:list-style-name="L4">
      <style:text-properties officeooo:rsid="00289ca7" officeooo:paragraph-rsid="002b8557"/>
    </style:style>
    <style:style style:name="P33" style:family="paragraph" style:parent-style-name="Standard" style:list-style-name="L5">
      <style:text-properties officeooo:rsid="00289ca7" officeooo:paragraph-rsid="00289ca7"/>
    </style:style>
    <style:style style:name="P34" style:family="paragraph" style:parent-style-name="Standard" style:list-style-name="L5">
      <style:text-properties officeooo:rsid="003182b2" officeooo:paragraph-rsid="003182b2"/>
    </style:style>
    <style:style style:name="P35" style:family="paragraph" style:parent-style-name="Standard" style:list-style-name="L5">
      <style:text-properties officeooo:rsid="003516f9" officeooo:paragraph-rsid="003516f9"/>
    </style:style>
    <style:style style:name="P36" style:family="paragraph" style:parent-style-name="Standard" style:list-style-name="L5">
      <style:text-properties officeooo:rsid="00299b45" officeooo:paragraph-rsid="00289ca7"/>
    </style:style>
    <style:style style:name="P37" style:family="paragraph" style:parent-style-name="Standard" style:list-style-name="L5">
      <style:text-properties officeooo:rsid="002fa59c" officeooo:paragraph-rsid="002fa59c"/>
    </style:style>
    <style:style style:name="P38" style:family="paragraph" style:parent-style-name="Standard" style:list-style-name="L5">
      <style:text-properties officeooo:rsid="0038461e" officeooo:paragraph-rsid="0038461e"/>
    </style:style>
    <style:style style:name="P39" style:family="paragraph" style:parent-style-name="Standard" style:list-style-name="L5">
      <style:text-properties officeooo:rsid="003894f0" officeooo:paragraph-rsid="003894f0"/>
    </style:style>
    <style:style style:name="P40" style:family="paragraph" style:parent-style-name="Standard" style:list-style-name="L5">
      <style:text-properties officeooo:rsid="00397f7d" officeooo:paragraph-rsid="00397f7d"/>
    </style:style>
    <style:style style:name="P41" style:family="paragraph" style:parent-style-name="Standard" style:list-style-name="L5">
      <style:text-properties officeooo:rsid="003c270b" officeooo:paragraph-rsid="003c270b"/>
    </style:style>
    <style:style style:name="P42" style:family="paragraph" style:parent-style-name="Standard" style:list-style-name="L5">
      <style:text-properties officeooo:rsid="003aa134" officeooo:paragraph-rsid="003aa134"/>
    </style:style>
    <style:style style:name="P43" style:family="paragraph" style:parent-style-name="Standard" style:list-style-name="L5">
      <style:text-properties officeooo:rsid="004010fc" officeooo:paragraph-rsid="004010fc"/>
    </style:style>
    <style:style style:name="P44" style:family="paragraph" style:parent-style-name="Standard" style:list-style-name="L5">
      <style:text-properties officeooo:rsid="002a91b9" officeooo:paragraph-rsid="00289ca7"/>
    </style:style>
    <style:style style:name="P45" style:family="paragraph" style:parent-style-name="Standard" style:list-style-name="L5">
      <style:text-properties officeooo:rsid="002c83de" officeooo:paragraph-rsid="002c83de"/>
    </style:style>
    <style:style style:name="P46" style:family="paragraph" style:parent-style-name="Standard" style:list-style-name="L6">
      <style:text-properties officeooo:rsid="0040fca0" officeooo:paragraph-rsid="0040fca0"/>
    </style:style>
    <style:style style:name="P47" style:family="paragraph" style:parent-style-name="Standard" style:list-style-name="L6">
      <style:text-properties officeooo:rsid="00425f58" officeooo:paragraph-rsid="00425f58"/>
    </style:style>
    <style:style style:name="P48" style:family="paragraph" style:parent-style-name="Standard" style:list-style-name="L6">
      <style:text-properties officeooo:rsid="0044209b" officeooo:paragraph-rsid="0044209b"/>
    </style:style>
    <style:style style:name="P49" style:family="paragraph" style:parent-style-name="Standard" style:list-style-name="L6">
      <style:text-properties officeooo:rsid="004430b2" officeooo:paragraph-rsid="004430b2"/>
    </style:style>
    <style:style style:name="P50" style:family="paragraph" style:parent-style-name="Standard" style:list-style-name="L6">
      <style:text-properties officeooo:rsid="0045cfd2" officeooo:paragraph-rsid="0045cfd2"/>
    </style:style>
    <style:style style:name="P51" style:family="paragraph" style:parent-style-name="Standard" style:list-style-name="L6">
      <style:text-properties officeooo:rsid="00468d91" officeooo:paragraph-rsid="00468d91"/>
    </style:style>
    <style:style style:name="P52" style:family="paragraph" style:parent-style-name="Standard">
      <style:text-properties officeooo:rsid="00468d91" officeooo:paragraph-rsid="00468d91"/>
    </style:style>
    <style:style style:name="P53" style:family="paragraph" style:parent-style-name="Standard">
      <style:text-properties officeooo:rsid="0047f4d1" officeooo:paragraph-rsid="0047f4d1"/>
    </style:style>
    <style:style style:name="P54" style:family="paragraph" style:parent-style-name="Standard">
      <style:text-properties officeooo:rsid="0048718e" officeooo:paragraph-rsid="0048718e"/>
    </style:style>
    <style:style style:name="P55" style:family="paragraph" style:parent-style-name="Standard">
      <style:text-properties officeooo:rsid="0048e8c9" officeooo:paragraph-rsid="0048e8c9"/>
    </style:style>
    <style:style style:name="P56" style:family="paragraph" style:parent-style-name="Standard" style:list-style-name="L7">
      <style:text-properties officeooo:rsid="0048e8c9" officeooo:paragraph-rsid="0048e8c9"/>
    </style:style>
    <style:style style:name="P57" style:family="paragraph" style:parent-style-name="Standard" style:list-style-name="L7">
      <style:text-properties officeooo:rsid="004a8703" officeooo:paragraph-rsid="004a8703"/>
    </style:style>
    <style:style style:name="P58" style:family="paragraph" style:parent-style-name="Standard" style:list-style-name="L7">
      <style:text-properties officeooo:rsid="004bfb96" officeooo:paragraph-rsid="004bfb96"/>
    </style:style>
    <style:style style:name="P59" style:family="paragraph" style:parent-style-name="Standard">
      <style:text-properties officeooo:rsid="004bfb96" officeooo:paragraph-rsid="004bfb96"/>
    </style:style>
    <style:style style:name="P60" style:family="paragraph" style:parent-style-name="Standard">
      <style:text-properties officeooo:paragraph-rsid="004c9988"/>
    </style:style>
    <style:style style:name="P61" style:family="paragraph" style:parent-style-name="Standard" style:list-style-name="L8">
      <style:text-properties officeooo:paragraph-rsid="004c99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a72d"/>
    </style:style>
    <style:style style:name="T3" style:family="text">
      <style:text-properties officeooo:rsid="00133ab9"/>
    </style:style>
    <style:style style:name="T4" style:family="text">
      <style:text-properties officeooo:rsid="0014e715"/>
    </style:style>
    <style:style style:name="T5" style:family="text">
      <style:text-properties officeooo:rsid="0017ef37"/>
    </style:style>
    <style:style style:name="T6" style:family="text">
      <style:text-properties officeooo:rsid="001ed63a"/>
    </style:style>
    <style:style style:name="T7" style:family="text">
      <style:text-properties officeooo:rsid="0022f3f1"/>
    </style:style>
    <style:style style:name="T8" style:family="text">
      <style:text-properties officeooo:rsid="00236277"/>
    </style:style>
    <style:style style:name="T9" style:family="text">
      <style:text-properties officeooo:rsid="002412ac"/>
    </style:style>
    <style:style style:name="T10" style:family="text">
      <style:text-properties officeooo:rsid="00244e75"/>
    </style:style>
    <style:style style:name="T11" style:family="text">
      <style:text-properties officeooo:rsid="0024cc44"/>
    </style:style>
    <style:style style:name="T12" style:family="text">
      <style:text-properties officeooo:rsid="002a91b9"/>
    </style:style>
    <style:style style:name="T13" style:family="text">
      <style:text-properties officeooo:rsid="00335bd4"/>
    </style:style>
    <style:style style:name="T14" style:family="text">
      <style:text-properties officeooo:rsid="00366a1d"/>
    </style:style>
    <style:style style:name="T15" style:family="text">
      <style:text-properties officeooo:rsid="003aa134"/>
    </style:style>
    <style:style style:name="T16" style:family="text">
      <style:text-properties officeooo:rsid="003c270b"/>
    </style:style>
    <style:style style:name="T17" style:family="text">
      <style:text-properties officeooo:rsid="003d3dcf"/>
    </style:style>
    <style:style style:name="T18" style:family="text">
      <style:text-properties officeooo:rsid="0040ab18"/>
    </style:style>
    <style:style style:name="T19" style:family="text">
      <style:text-properties officeooo:rsid="0048e8c9"/>
    </style:style>
    <style:style style:name="T20" style:family="text">
      <style:text-properties officeooo:rsid="004a0d3c"/>
    </style:style>
    <style:style style:name="T21" style:family="text">
      <style:text-properties officeooo:rsid="004c9988"/>
    </style:style>
    <style:style style:name="T22" style:family="text">
      <style:text-properties officeooo:rsid="004da9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P.NET Core apps start like console applications. All ASP.NET Core functions are in-fact console apps. This means they require:</text:p>
      <text:list xml:id="list1716596955" text:style-name="L1">
        <text:list-item>
          <text:p text:style-name="P18">static void main function</text:p>
          <text:list>
            <text:list-item>
              <text:p text:style-name="P18">This has been obfuscated in .NET 6 &amp; C# 10 with top-level statements meaning that the static void main method does not need to be explicitly defined.</text:p>
            </text:list-item>
          </text:list>
        </text:list-item>
      </text:list>
      <text:p text:style-name="Standard"/>
      <text:p text:style-name="P10">=======================================================================</text:p>
      <text:p text:style-name="Standard"/>
      <text:list xml:id="list1683528802" text:style-name="L2">
        <text:list-item>
          <text:p text:style-name="P19"><text:span text:style-name="T1">wwwroot</text:span> Folder (wrap root directory) contains all static files (css, js, etc.)</text:p>
          <text:list>
            <text:list-item>
              <text:p text:style-name="P20">files in this directory are accessed with a relative path to the site then the static file→ <text:a xlink:type="simple" xlink:href="https://mycoolsite.com/image1.jpg" text:style-name="Internet_20_link" text:visited-style-name="Visited_20_Internet_20_Link">https://mycoolsite.com/image1.jpg</text:a></text:p>
            </text:list-item>
            <text:list-item>
              <text:p text:style-name="P21">All static files should be stored here</text:p>
            </text:list-item>
            <text:list-item>
              <text:p text:style-name="P22">Any C# code put here is inaccessible </text:p>
            </text:list-item>
          </text:list>
        </text:list-item>
      </text:list>
      <text:p text:style-name="P1"/>
      <text:list xml:id="list100811576210864" text:continue-numbering="true" text:style-name="L2">
        <text:list-item>
          <text:p text:style-name="P24">Each .NET Core template generates a <text:span text:style-name="T1">csproj</text:span> file</text:p>
          <text:list>
            <text:list-item>
              <text:p text:style-name="P25">contains vital project information</text:p>
            </text:list-item>
            <text:list-item>
              <text:p text:style-name="P25">The reference &lt;Project Sdk=”Microsoft.NET.Sdk.Web”&gt; basically brings in support for many of the common types used in any ASP.NET Core app.</text:p>
              <text:list>
                <text:list-item>
                  <text:p text:style-name="P25">AKA this reference brings in a bunch of references to assemblies that <text:span text:style-name="T2">most ASP.NET core apps need.</text:span></text:p>
                </text:list-item>
              </text:list>
            </text:list-item>
            <text:list-item>
              <text:p text:style-name="P26">The reference &lt;ImplicitUsings&gt;enable&lt;/ImplicitUsings&gt; will automatically take care of generating a global usings file that will contain the most commonly used using statements so that we don’t have to repeat them throughout our app.</text:p>
            </text:list-item>
          </text:list>
        </text:list-item>
      </text:list>
      <text:p text:style-name="P2"/>
      <text:list xml:id="list100810811583466" text:continue-numbering="true" text:style-name="L2">
        <text:list-item>
          <text:p text:style-name="P26">Dotnet new mvc –&gt; the generated files and their use:</text:p>
        </text:list-item>
      </text:list>
      <text:list xml:id="list1892268363" text:style-name="L3">
        <text:list-item>
          <text:list>
            <text:list-item>
              <text:p text:style-name="P27">Solution file (.sln) used to group multiple projects together</text:p>
            </text:list-item>
            <text:list-item>
              <text:p text:style-name="P27">Project file (.csproj) is an XML file that contains the properties of the project.</text:p>
            </text:list-item>
            <text:list-item>
              <text:p text:style-name="P23">Program class (.cs) <text:span text:style-name="T3">contains code:</text:span></text:p>
              <text:list>
                <text:list-item>
                  <text:p text:style-name="P28">To start the server <text:span text:style-name="T4">inside ASP.NET Core</text:span></text:p>
                  <text:list>
                    <text:list-item>
                      <text:p text:style-name="P29">Each ASP.NET Core application, by default, will host its own web server called Kestrel.</text:p>
                    </text:list-item>
                  </text:list>
                </text:list-item>
                <text:list-item>
                  <text:p text:style-name="P28">to listen for incoming requests</text:p>
                </text:list-item>
                <text:list-item>
                  <text:p text:style-name="P28">to configure the application</text:p>
                </text:list-item>
              </text:list>
            </text:list-item>
            <text:list-item>
              <text:p text:style-name="P23">appsettings.json (.json) used to define application level settings</text:p>
            </text:list-item>
            <text:list-item>
              <text:p text:style-name="P30">Properties/launchSettings.json is another config file defines how to start the application.</text:p>
              <text:p text:style-name="P31"/>
            </text:list-item>
          </text:list>
        </text:list-item>
      </text:list>
      <text:p text:style-name="P10">=======================================================================</text:p>
      <text:p text:style-name="P4"/>
      <text:p text:style-name="P5">Kestrel:</text:p>
      <text:p text:style-name="P5">- before .Net Core, running a web app required a web server running IIS (Windows only)</text:p>
      <text:p text:style-name="P5">- Kestrel is cross-platform and fast</text:p>
      <text:p text:style-name="P5">- .Net applications are decoupled entirely from the OS</text:p>
      <text:p text:style-name="P5">- the Kestrel server creates the HTTPContext of the application</text:p>
      <text:p text:style-name="P5">- <text:span text:style-name="T5">HTTPContext contains all of the incoming requests received by the server</text:span></text:p>
      <text:p text:style-name="P5"/>
      <text:p text:style-name="P10">=======================================================================</text:p>
      <text:p text:style-name="P10"/>
      <text:p text:style-name="P6">Service Registration:</text:p>
      <text:p text:style-name="P6">1. What are services? All classes that can be used throughout the app.</text:p>
      <text:p text:style-name="P6">2. Creating small standalone classes that perform a single task is a good practice. (modular)</text:p>
      <text:p text:style-name="P7">3. More dependency injection</text:p>
      <text:p text:style-name="P7"/>
      <text:p text:style-name="P7"><text:soft-page-break/></text:p>
      <text:p text:style-name="P10">=======================================================================</text:p>
      <text:p text:style-name="P7"/>
      <text:p text:style-name="P8">Dependency Injection (DI):<text:line-break/>- The concept of having a third party (container) create the instances of services that a particular class requires.</text:p>
      <text:p text:style-name="P8">- For example : if my concrete class Student needs a logger, file access, etc. DI suggests that a Container class manage the creation of the services needed by the Student class.</text:p>
      <text:p text:style-name="P8">- <text:span text:style-name="T14">The AddTransient method adds a service that will provide a new clean instance every time it is called.</text:span></text:p>
      <text:p text:style-name="P8">- <text:span text:style-name="T14">The AddSingleton method adds a service that will create a new instance then each time it is called, the same service object is used (not a new instance).</text:span></text:p>
      <text:p text:style-name="P8">- <text:span text:style-name="T14">The AddScoped method adds a lifetime service that will only exist within the scope of the request.</text:span></text:p>
      <text:p text:style-name="P8"/>
      <text:p text:style-name="P10">=======================================================================</text:p>
      <text:p text:style-name="P8"/>
      <text:p text:style-name="P9">Middleware <text:span text:style-name="T6">request </text:span>pipeline:</text:p>
      <text:p text:style-name="P9"/>
      <text:p text:style-name="P9"><text:tab/><text:tab/><text:tab/><text:tab/><text:tab/>| <text:s text:c="27"/>&lt;ASP.NET Core App&gt; <text:s text:c="34"/>|</text:p>
      <text:p text:style-name="P9">________ <text:s text:c="7"/>_____________ <text:s text:c="8"/>__________________________________________________</text:p>
      <text:p text:style-name="P9">(Request) -- &gt; ( Reverse Proxy) ---&gt; { [ Kestrel ] ---&gt; [ Middleware ] ---&gt; [ Endpoint middleware ]}</text:p>
      <text:p text:style-name="P9">________ <text:s text:c="7"/>_____________ <text:s text:c="8"/>__________________________________________________</text:p>
      <text:p text:style-name="P9"/>
      <text:p text:style-name="P9">- <text:span text:style-name="T6">The pipeline consists of a number of middleware components</text:span></text:p>
      <text:p text:style-name="P9">- <text:span text:style-name="T7">Components work on either requests or responses</text:span></text:p>
      <text:p text:style-name="P9">- <text:span text:style-name="T8">The response pipeline is the reverse of the above order</text:span></text:p>
      <text:p text:style-name="P9">- <text:span text:style-name="T9">Many built-in components exist</text:span></text:p>
      <text:p text:style-name="P9">- <text:span text:style-name="T9">Endpoint middleware sites at the end and generates responses </text:span><text:span text:style-name="T10">which typically invokes the written code.</text:span></text:p>
      <text:p text:style-name="P9"/>
      <text:p text:style-name="P9">!- <text:span text:style-name="T11">The order components are added in the pipeline matters!</text:span></text:p>
      <text:p text:style-name="P9"/>
      <text:p text:style-name="P11">=======================================================================</text:p>
      <text:p text:style-name="P11"/>
      <text:p text:style-name="P13">MVC review:</text:p>
      <text:p text:style-name="P14"/>
      <text:list xml:id="list670599590" text:style-name="L4">
        <text:list-item>
          <text:p text:style-name="P32">Common design pattern</text:p>
        </text:list-item>
      </text:list>
      <text:list xml:id="list3784182897" text:style-name="L5">
        <text:list-item>
          <text:p text:style-name="P33">Separation of concern</text:p>
        </text:list-item>
        <text:list-item>
          <text:p text:style-name="P33">less dependencies</text:p>
        </text:list-item>
        <text:list-item>
          <text:p text:style-name="P33">loosely coupled</text:p>
          <text:p text:style-name="P33"/>
        </text:list-item>
        <text:list-item>
          <text:p text:style-name="P33">Model</text:p>
          <text:list>
            <text:list-item>
              <text:p text:style-name="P33">contains the data the user works with and their operations (logic)</text:p>
            </text:list-item>
            <text:list-item>
              <text:p text:style-name="P34">domain data &amp; logic to manage data (plain old clr classes)</text:p>
            </text:list-item>
            <text:list-item>
              <text:p text:style-name="P34">Should have a simple <text:span text:style-name="T13">API</text:span> to hide details of the data and how it is managed</text:p>
            </text:list-item>
            <text:list-item>
              <text:p text:style-name="P34">Repository class abstracts away the details of how the data persistence is happening.</text:p>
              <text:list>
                <text:list-item>
                  <text:p text:style-name="P34">The repository allows our code to use objects without knowing how they are persisted.</text:p>
                </text:list-item>
                <text:list-item>
                  <text:p text:style-name="P35">All that is exposed to the model is an interface for the repository</text:p>
                </text:list-item>
              </text:list>
            </text:list-item>
          </text:list>
          <text:p text:style-name="P33"/>
        </text:list-item>
        <text:list-item>
          <text:p text:style-name="P33"><text:span text:style-name="T12">V</text:span>iew</text:p>
          <text:list>
            <text:list-item>
              <text:p text:style-name="P36">displays data to the user</text:p>
            </text:list-item>
            <text:list-item>
              <text:p text:style-name="P37"><text:soft-page-break/>gets data from the model</text:p>
            </text:list-item>
            <text:list-item>
              <text:p text:style-name="P38">is a *.cshtml file in .Net Core</text:p>
            </text:list-item>
            <text:list-item>
              <text:p text:style-name="P39">the ViewBag object is a dynamic object that we can add data to from the controller</text:p>
              <text:list>
                <text:list-item>
                  <text:p text:style-name="P39">It provides the view with the data from the controller</text:p>
                </text:list-item>
                <text:list-item>
                  <text:p text:style-name="P39">Requires a lot of casting since the ViewBag properties are of the base object type</text:p>
                </text:list-item>
              </text:list>
            </text:list-item>
            <text:list-item>
              <text:p text:style-name="P40">Razor is a markup syntax that allows us to include C# functionality in our web <text:s/><text:span text:style-name="T15">(*.cshtml )</text:span>pages.</text:p>
              <text:list>
                <text:list-item>
                  <text:p text:style-name="P40">Executed server side and sends a html file to the client</text:p>
                </text:list-item>
                <text:list-item>
                  <text:p text:style-name="P41">The syntax to use existing (Razor library) C# <text:span text:style-name="T17">statements</text:span> is “@myobject.mymethod”</text:p>
                </text:list-item>
                <text:list-item>
                  <text:p text:style-name="P42">The syntax to <text:span text:style-name="T16">create custom</text:span> C# code <text:span text:style-name="T17">block </text:span>within the *.cshtml file is “@{//C# code here}”</text:p>
                </text:list-item>
              </text:list>
            </text:list-item>
            <text:list-item>
              <text:p text:style-name="P43">Strongly typed views are preferred over <text:span text:style-name="T18">creating a lot of properties with </text:span>ViewBag.</text:p>
            </text:list-item>
          </text:list>
          <text:p text:style-name="P33"/>
        </text:list-item>
        <text:list-item>
          <text:p text:style-name="P33"><text:span text:style-name="T12">C</text:span>ontroller</text:p>
          <text:list>
            <text:list-item>
              <text:p text:style-name="P33">Glue between the model and the view</text:p>
            </text:list-item>
            <text:list-item>
              <text:p text:style-name="P44">Requests are initially processed by the controller</text:p>
            </text:list-item>
            <text:list-item>
              <text:p text:style-name="P45">Contain public methods called action methods that get associated with a URL</text:p>
              <text:list>
                <text:list-item>
                  <text:p text:style-name="P45">URL requests are handled then the model is updated and a view is provided to the user</text:p>
                </text:list-item>
              </text:list>
            </text:list-item>
            <text:list-item>
              <text:p text:style-name="P45"/>
            </text:list-item>
          </text:list>
        </text:list-item>
      </text:list>
      <text:p text:style-name="P12"/>
      <text:p text:style-name="P15">=======================================================================</text:p>
      <text:p text:style-name="P15"/>
      <text:p text:style-name="P15">ViewModels :</text:p>
      <text:list xml:id="list774754586" text:style-name="L6">
        <text:list-item>
          <text:p text:style-name="P46">Is a class that wraps multiple properties so that the view can access the data it needs.</text:p>
        </text:list-item>
        <text:list-item>
          <text:p text:style-name="P47">It can be seen as a model for the view.</text:p>
        </text:list-item>
      </text:list>
      <text:p text:style-name="P16"/>
      <text:p text:style-name="P17">View</text:p>
      <text:list xml:id="list100811588457636" text:continue-numbering="true" text:style-name="L6">
        <text:list-item>
          <text:p text:style-name="P48">The _Layout.cshtml file is a template that our views can refer to instead of manually creating an html file for each page (no thanks).</text:p>
          <text:list>
            <text:list-item>
              <text:p text:style-name="P48">Typically, templates like this are placed in the Shared folder (ASP.NET Core MVC will look in the shared folder for templates)</text:p>
            </text:list-item>
            <text:list-item>
              <text:p text:style-name="P48">Most applications will have more than one template, each view can specify the template (layout) to use or rely on the default.</text:p>
            </text:list-item>
            <text:list-item>
              <text:p text:style-name="P49">A layout file will usually contain a Razor statement like “@RenderBody()” or similar for the section of the template that will contain the view’s specific details.</text:p>
            </text:list-item>
          </text:list>
        </text:list-item>
        <text:list-item>
          <text:p text:style-name="P50">Typically, a _ViewStart.cshtml file will be used for code that should be executed when any view is called.</text:p>
          <text:list>
            <text:list-item>
              <text:p text:style-name="P50">Within this file, the layout template is specified</text:p>
            </text:list-item>
          </text:list>
        </text:list-item>
        <text:list-item>
          <text:p text:style-name="P51">_ViewImports.cshtml file is used to include types with a using statement like “@using xyz” and prevents repeated using statements in our related views.</text:p>
        </text:list-item>
      </text:list>
      <text:p text:style-name="P52"/>
      <text:p text:style-name="P53">=======================================================================</text:p>
      <text:p text:style-name="P54">Creating a real dataset using EF 6 (Entity Framework <text:span text:style-name="T19">Core</text:span> 6)</text:p>
      <text:p text:style-name="P54"/>
      <text:list xml:id="list596238981" text:style-name="L7">
        <text:list-item>
          <text:p text:style-name="P56">EF Core is the nex version of Entity Framework, the ORM or object-relational mapper from Microsoft.</text:p>
          <text:list>
            <text:list-item>
              <text:p text:style-name="P56">An ORM will allow us to work with the data in a database without having to write directly any SQL statements in most cases.</text:p>
            </text:list-item>
          </text:list>
        </text:list-item>
        <text:list-item>
          <text:p text:style-name="P56">EF Core is lightweight and cross-platform <text:span text:style-name="T20">&amp; open source</text:span></text:p>
          <text:list>
            <text:list-item>
              <text:p text:style-name="P57">Supports non-relational Dbs</text:p>
            </text:list-item>
          </text:list>
        </text:list-item>
        <text:list-item>
          <text:p text:style-name="P58">EF Core only supports a code-first approach</text:p>
        </text:list-item>
        <text:list-item>
          <text:p text:style-name="P58"><text:soft-page-break/>Using a class, EF Core will create a table or relate the class to an existing table in the DB.</text:p>
          <text:list>
            <text:list-item>
              <text:p text:style-name="P58">A property with ID in the name of a class will by default become the PK for a table</text:p>
            </text:list-item>
          </text:list>
        </text:list-item>
      </text:list>
      <text:p text:style-name="P59"/>
      <text:p text:style-name="P60"><text:span text:style-name="T21">How to add EF Core to our app:</text:span></text:p>
      <text:list xml:id="list2067079648" text:style-name="L8">
        <text:list-item>
          <text:p text:style-name="P61"><text:span text:style-name="T22">Using newget, add Microsoft.EntityFrameworkCore.SqlServer &amp; Microsoft.EntityFrameworkCore.Tools</text:span><text:span text:style-name="T21"><text:line-break/></text:span></text:p>
        </text:list-item>
      </text:list>
      <text:p text:style-name="P55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7:56:43.172252074</meta:creation-date>
    <meta:generator>LibreOffice/7.0.4.2$Linux_X86_64 LibreOffice_project/00$Build-2</meta:generator>
    <dc:date>2023-01-04T10:08:10.287938127</dc:date>
    <meta:editing-duration>PT10H49M27S</meta:editing-duration>
    <meta:editing-cycles>58</meta:editing-cycles>
    <meta:document-statistic meta:table-count="0" meta:image-count="0" meta:object-count="0" meta:page-count="4" meta:paragraph-count="110" meta:word-count="1203" meta:character-count="7508" meta:non-whitespace-character-count="6385"/>
  </office:meta>
</office:document-meta>
</file>